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1de3" officeooo:paragraph-rsid="00211de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implement a modified stackable items datapack – allowing saddles and horse armor to be stacked, as needing up to several chests just for these items is unfortunate.</text:p>
      <text:p text:style-name="P4"/>
      <text:p text:style-name="P4">The datapack is attachment Stackable Items.zip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ldegron</text:p>
      <text:p text:style-name="P4">Emeralda_axe7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2-9: To implement a modified stackable items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47:10.512899437</dc:date>
    <meta:editing-duration>PT3M22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74" meta:character-count="502" meta:non-whitespace-character-count="438"/>
  </office:meta>
</office:document-meta>
</file>